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72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</table:table-row>
        <table:table-row table:style-name="ro1">
          <table:table-cell table:style-name="ce54" office:value-type="string" calcext:value-type="string">
            <text:p>Remove forced_handler from scope and handler instances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Separate set and fn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Separate set and reassignment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type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mutdecl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Turn scope into a dict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“internals” to “builtins”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“_invalid” to test names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Fix DEBUG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“stop at error” flag to test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autoclean to test/run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Add check for spaces at beginning of lin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Check bug in get_element_value for functions set in different sco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table:number-columns-repeated="6"/>
          <table:table-cell table:style-name="ce65"/>
          <table:table-cell table:style-name="ce54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Debugging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72"/>
        </table:table-row>
        <table:table-row table:style-name="ro1" table:number-rows-repeated="4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eta-test Exceptions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182])" office:value-type="float" office:value="604" calcext:value-type="float">
            <text:p>604</text:p>
          </table:table-cell>
          <table:table-cell table:style-name="Default" table:formula="of:=SUM([.D2:.D182])" office:value-type="float" office:value="472" calcext:value-type="float">
            <text:p>472</text:p>
          </table:table-cell>
          <table:table-cell table:style-name="Default" table:formula="of:=SUM([.E2:.E182])" office:value-type="float" office:value="31.65" calcext:value-type="float">
            <text:p>31,65</text:p>
          </table:table-cell>
          <table:table-cell table:style-name="Default" table:formula="of:=SUM([.F2:.F182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183]/12" office:value-type="float" office:value="50.3333333333333" calcext:value-type="float">
            <text:p>50,3333333333333</text:p>
          </table:table-cell>
          <table:table-cell table:style-name="Default" table:formula="of:=[.D183]/12" office:value-type="float" office:value="39.3333333333333" calcext:value-type="float">
            <text:p>39,333333333333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7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8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00:37:41.862623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10-12T00:39:09.391612962</dc:date>
    <meta:editing-duration>P9DT23H40M40S</meta:editing-duration>
    <meta:editing-cycles>67</meta:editing-cycles>
    <meta:generator>LibreOffice/7.6.1.1$Linux_X86_64 LibreOffice_project/60$Build-1</meta:generator>
    <meta:document-statistic meta:table-count="1" meta:cell-count="965" meta:object-count="0"/>
  </office:meta>
</office:document-meta>
</file>